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language="ru" fo:country="RU" fo:font-weight="bold" officeooo:rsid="0011e972" officeooo:paragraph-rsid="0011e972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ru" fo:country="RU" officeooo:rsid="0011e972" officeooo:paragraph-rsid="0011e972"/>
    </style:style>
    <style:style style:name="P3" style:family="paragraph" style:parent-style-name="Standard">
      <style:text-properties fo:language="ru" fo:country="RU" officeooo:rsid="0011e972" officeooo:paragraph-rsid="001262cc"/>
    </style:style>
    <style:style style:name="P4" style:family="paragraph" style:parent-style-name="Standard">
      <style:text-properties fo:language="ru" fo:country="RU" officeooo:rsid="00122aa1" officeooo:paragraph-rsid="001262cc"/>
    </style:style>
    <style:style style:name="P5" style:family="paragraph" style:parent-style-name="Standard">
      <style:text-properties fo:language="ru" fo:country="RU" fo:font-weight="bold" officeooo:rsid="00122aa1" officeooo:paragraph-rsid="00122aa1" style:font-weight-asian="bold" style:font-weight-complex="bold"/>
    </style:style>
    <style:style style:name="P6" style:family="paragraph" style:parent-style-name="Standard">
      <style:text-properties fo:language="ru" fo:country="RU" officeooo:rsid="00122aa1" officeooo:paragraph-rsid="00122a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officeooo:rsid="00126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метная область в проекте:</text:p>
      <text:p text:style-name="P2"><text:span text:style-name="T1">Тема</text:span>: Счета </text:p>
      <text:p text:style-name="P3"><text:span text:style-name="T1">Объекты: </text:span></text:p>
      <text:p text:style-name="P3">Чеки, валюта, пользователи<text:span text:style-name="T2">, </text:span>суммы платежа, количество пользователей, роли пользователей <text:span text:style-name="T2">(</text:span>формат должник, кредитор), </text:p>
      <text:p text:style-name="P3"><text:span text:style-name="T1">Процессы</text:span>:</text:p>
      <text:p text:style-name="P3"><text:s/>Получения запросов пользователей, обработка сценариев, вычисление суммы платежа, перевод суммы платежа в другую валюту, отправка ответов пользователям, создание чат<text:span text:style-name="T3">ов</text:span> по чекам, обработка сообщений пользователя</text:p>
      <text:p text:style-name="P4"><text:span text:style-name="T1">Источники данных</text:span>: </text:p>
      <text:p text:style-name="P4">Использование <text:span text:style-name="T2">API </text:span>для получения информации о курсе валют, введенные пользователем данные</text:p>
      <text:p text:style-name="P4"><text:span text:style-name="T1">Целевая <text:s/>аудитория</text:span>: </text:p>
      <text:p text:style-name="P4">Группы людей у которых есть потребность в оплате общего чека разными частями в разных бытовых ситуациях.</text:p>
      <text:p text:style-name="P4"><text:span text:style-name="T1">Требования</text:span>: </text:p>
      <text:p text:style-name="P4">Простота использования, актуальность данных, минимальная задержка.</text:p>
      <text:p text:style-name="P5">Примерный сценарий работы:</text:p>
      <text:p text:style-name="P6">Пользователь создает общий чек с помощью команды <text:span text:style-name="T2">{…}.</text:span></text:p>
      <text:p text:style-name="P6">Бот возвращает просьбу ввести количество должников и их имена.</text:p>
      <text:p text:style-name="P6">Пользователь вводит нужные данные и запускает расчет по выбранному сценарию. </text:p>
      <text:p text:style-name="P6">Бот создает группу должников и возвращает обновляемый список должников с суммой долга.</text:p>
      <text:p text:style-name="P6">Пользователь отправляет боту имена погасивших долг </text:p>
      <text:p text:style-name="P6">Бот правит список удаляя имена заплативших и присылает им сообщения с подтверждением платежа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9:29:21.728000000</meta:creation-date>
    <dc:date>2024-12-02T19:55:04.843000000</dc:date>
    <meta:editing-duration>PT2M49S</meta:editing-duration>
    <meta:editing-cycles>1</meta:editing-cycles>
    <meta:document-statistic meta:table-count="0" meta:image-count="0" meta:object-count="0" meta:page-count="1" meta:paragraph-count="19" meta:word-count="143" meta:character-count="1141" meta:non-whitespace-character-count="1006"/>
    <meta:generator>LibreOffice/24.8.3.2$Windows_X86_64 LibreOffice_project/48a6bac9e7e268aeb4c3483fcf825c94556d9f92</meta:generator>
  </office:meta>
</office:document-meta>
</file>